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s" fo:country="MX" officeooo:rsid="00176ce0" officeooo:paragraph-rsid="00176ce0" style:font-size-asian="10.5pt"/>
    </style:style>
    <style:style style:name="P2" style:family="paragraph" style:parent-style-name="Standard">
      <style:paragraph-properties fo:text-align="justify" style:justify-single-word="false"/>
      <style:text-properties fo:language="es" fo:country="MX" officeooo:rsid="001803ec" officeooo:paragraph-rsid="001803ec" style:font-size-asian="10.5pt"/>
    </style:style>
    <style:style style:name="P3" style:family="paragraph" style:parent-style-name="Standard">
      <style:paragraph-properties fo:text-align="justify" style:justify-single-word="false"/>
      <style:text-properties fo:language="es" fo:country="MX" officeooo:rsid="0019f694" officeooo:paragraph-rsid="001a7cd0" style:font-size-asian="10.5pt"/>
    </style:style>
    <style:style style:name="P4" style:family="paragraph" style:parent-style-name="Standard">
      <style:paragraph-properties fo:text-align="justify" style:justify-single-word="false"/>
      <style:text-properties fo:language="es" fo:country="MX" officeooo:rsid="001c5261" officeooo:paragraph-rsid="001c5261" style:font-size-asian="10.5pt"/>
    </style:style>
    <style:style style:name="P5" style:family="paragraph" style:parent-style-name="Standard">
      <style:paragraph-properties fo:text-align="justify" style:justify-single-word="false"/>
      <style:text-properties fo:language="es" fo:country="MX" officeooo:rsid="00209ee1" officeooo:paragraph-rsid="00209ee1" style:font-size-asian="10.5pt"/>
    </style:style>
    <style:style style:name="P6" style:family="paragraph" style:parent-style-name="Standard">
      <style:paragraph-properties fo:text-align="justify" style:justify-single-word="false"/>
      <style:text-properties fo:language="es" fo:country="MX" officeooo:rsid="002693ad" officeooo:paragraph-rsid="00209ee1" style:font-size-asian="10.5pt"/>
    </style:style>
    <style:style style:name="P7" style:family="paragraph" style:parent-style-name="Standard">
      <style:paragraph-properties fo:text-align="justify" style:justify-single-word="false"/>
      <style:text-properties fo:language="es" fo:country="MX" officeooo:rsid="002aa04c" officeooo:paragraph-rsid="002aa04c" style:font-size-asian="10.5pt"/>
    </style:style>
    <style:style style:name="P8" style:family="paragraph" style:parent-style-name="Standard">
      <style:paragraph-properties fo:text-align="justify" style:justify-single-word="false"/>
      <style:text-properties fo:language="es" fo:country="MX" officeooo:rsid="002c4abc" officeooo:paragraph-rsid="002c4abc" style:font-size-asian="10.5pt"/>
    </style:style>
    <style:style style:name="P9" style:family="paragraph" style:parent-style-name="Standard">
      <style:paragraph-properties fo:text-align="justify" style:justify-single-word="false"/>
      <style:text-properties fo:language="es" fo:country="MX" officeooo:rsid="002e8828" officeooo:paragraph-rsid="002e8828" style:font-size-asian="10.5pt"/>
    </style:style>
    <style:style style:name="P10" style:family="paragraph" style:parent-style-name="Standard">
      <style:paragraph-properties fo:text-align="justify" style:justify-single-word="false"/>
      <style:text-properties fo:language="es" fo:country="MX" officeooo:rsid="0030563c" officeooo:paragraph-rsid="0030563c" style:font-size-asian="10.5pt"/>
    </style:style>
    <style:style style:name="T1" style:family="text">
      <style:text-properties officeooo:rsid="00176ce0"/>
    </style:style>
    <style:style style:name="T2" style:family="text">
      <style:text-properties officeooo:rsid="00182fd4"/>
    </style:style>
    <style:style style:name="T3" style:family="text">
      <style:text-properties officeooo:rsid="001a7cd0"/>
    </style:style>
    <style:style style:name="T4" style:family="text">
      <style:text-properties officeooo:rsid="001e370e"/>
    </style:style>
    <style:style style:name="T5" style:family="text">
      <style:text-properties officeooo:rsid="00226e40"/>
    </style:style>
    <style:style style:name="T6" style:family="text">
      <style:text-properties officeooo:rsid="003027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bre Nosotros:</text:p>
      <text:p text:style-name="P1"/>
      <text:p text:style-name="P2">Nosotros somos dos estudiantes universitarios <text:span text:style-name="T2">apasionados</text:span> por la <text:span text:style-name="T2">programación,</text:span> <text:span text:style-name="T2">el desarrollo web, la lectura y el aprendizaje constante.</text:span></text:p>
      <text:p text:style-name="P2"/>
      <text:p text:style-name="P3">Nuestro primer acercamiento con la programación lo tuvimos en nuestros primeros cursos universitarios. <text:span text:style-name="T3">Pudimos darnos cuenta que la programación es una poderosa herramienta que puede ser útil para propósitos académicos y científicos, pero ésta no solo termina ahí, sino que también va más allá.</text:span></text:p>
      <text:p text:style-name="P3"/>
      <text:p text:style-name="P4">Ejemplos claros y obvios de la programación los podemos notar cuando nos encontramos navegando en ese mar inmenso de la web, con sus millones de links a toda clase páginas, <text:span text:style-name="T4">en las aplicaciones móviles o en los video juegos que cada vez van siendo más realistas.</text:span> </text:p>
      <text:p text:style-name="P4"/>
      <text:p text:style-name="P5">Pero al final de todo lo anterior, también <text:span text:style-name="T5">observamos</text:span> que la programación era divertida y apasionante, ya que no muchas cosas se pueden comparar <text:span text:style-name="T5">con el hecho de ver tus propias creaciones teniendo “vida propia”.</text:span></text:p>
      <text:p text:style-name="P5"/>
      <text:p text:style-name="P5"><text:span text:style-name="T1">Sobre el Proyecto:</text:span></text:p>
      <text:p text:style-name="P6"/>
      <text:p text:style-name="P7">Con este proyecto nos quisimos dar a la tarea de aportar nuestro propio granito de arena a todo ese inmenso mundo de información que es la Internet.</text:p>
      <text:p text:style-name="P7"/>
      <text:p text:style-name="P8">Con esta biblioteca virtual tenemos como objetivo compartir diferentes materiales digitales pertenecientes a distintas categorías. Podrán ver libros de ciencia ficción, de matemáticas, física, programación, idiomas, etc.</text:p>
      <text:p text:style-name="P7"/>
      <text:p text:style-name="P9">Esperamos <text:span text:style-name="T6">que</text:span> <text:span text:style-name="T6">con esta web que toda persona que entre pueda continuar aprendiendo, instruirse y cultivarse, pero sobre todo que todo lo anterior lo pueda tomar como beneficio tanto para su vida académica, laboral y personal.</text:span></text:p>
      <text:p text:style-name="P9"/>
      <text:p text:style-name="P10">Saludos y sean Bienvenidos a Open Libr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0:32:15.607523864</meta:creation-date>
    <dc:date>2014-12-17T20:57:46.484297311</dc:date>
    <meta:editing-duration>PT5H41M12S</meta:editing-duration>
    <meta:editing-cycles>15</meta:editing-cycles>
    <meta:generator>LibreOffice/4.3.4.1$Linux_X86_64 LibreOffice_project/bc356b2f991740509f321d70e4512a6a54c5f243</meta:generator>
    <meta:document-statistic meta:table-count="0" meta:image-count="0" meta:object-count="0" meta:page-count="1" meta:paragraph-count="10" meta:word-count="245" meta:character-count="1570" meta:non-whitespace-character-count="1334"/>
  </office:meta>
</office:document-meta>
</file>